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99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99cc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802in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7" style:family="paragraph" style:parent-style-name="Standard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8" style:family="paragraph" style:parent-style-name="Standard">
      <style:text-properties style:font-name="Monaco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P9" style:family="paragraph" style:parent-style-name="Standard">
      <style:text-properties style:font-name="Monaco" fo:font-size="9pt" style:font-name-asian="Monaco" style:font-size-asian="9pt" style:font-name-complex="Monaco" style:font-size-complex="9pt"/>
    </style:style>
    <style:style style:name="P10" style:family="paragraph" style:parent-style-name="Standard">
      <style:text-properties style:font-name="Monaco" fo:font-weight="bold" style:font-weight-asian="bold" style:font-weight-complex="bold"/>
    </style:style>
    <style:style style:name="P11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Standard" style:list-style-name="L1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00000" style:font-name="Arial" fo:font-size="12pt" style:font-name-asian="Monaco" style:font-size-asian="12pt" style:font-name-complex="Monaco" style:font-size-complex="12pt"/>
    </style:style>
    <style:style style:name="T5" style:family="text">
      <style:text-properties fo:color="#000000" fo:font-size="11pt" style:font-name-asian="Monaco" style:font-size-asian="11pt" style:font-name-complex="Monaco" style:font-size-complex="11pt"/>
    </style:style>
    <style:style style:name="T6" style:family="text">
      <style:text-properties fo:color="#2a00ff"/>
    </style:style>
    <style:style style:name="T7" style:family="text">
      <style:text-properties fo:color="#2a00ff" style:text-underline-style="none"/>
    </style:style>
    <style:style style:name="T8" style:family="text">
      <style:text-properties fo:color="#7f0055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7f0055" fo:font-size="11pt" style:font-name-asian="Monaco" style:font-size-asian="11pt" style:font-name-complex="Monaco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Tools - User manual</text:p>
      <text:p text:style-name="P1"/>
      <text:p text:style-name="P1"/>
      <text:p text:style-name="P3">Prerequirements</text:p>
      <text:p text:style-name="P1"/>
      <text:p text:style-name="P1">Java 6 or higher is required</text:p>
      <text:p text:style-name="P1"/>
      <text:p text:style-name="P1"/>
      <text:p text:style-name="P3">Install</text:p>
      <text:p text:style-name="P1"/>
      <text:p text:style-name="P1">DTools come as gz.tar package. First unzip then untar. </text:p>
      <text:p text:style-name="P1"/>
      <text:p text:style-name="P1">Linux:</text:p>
      <text:p text:style-name="P1"/>
      <text:p text:style-name="P1">$ gunzip DTools-x.y.z.tar.gz</text:p>
      <text:p text:style-name="P1">$ tar -xvf DTools-x.y.z.tar</text:p>
      <text:p text:style-name="P1"/>
      <text:p text:style-name="P1">Windows:</text:p>
      <text:p text:style-name="P1"/>
      <text:p text:style-name="P1">Use cenventional tool for unziping.</text:p>
      <text:p text:style-name="P1"/>
      <text:p text:style-name="P1"/>
      <text:p text:style-name="P3">Uninstall</text:p>
      <text:p text:style-name="P1"/>
      <text:p text:style-name="P1">Make sure that server is stopped before uninstalling!</text:p>
      <text:p text:style-name="P1"/>
      <text:p text:style-name="P1">Remove DTools-x.y.z directory.</text:p>
      <text:p text:style-name="P1"/>
      <text:p text:style-name="P1"/>
      <text:p text:style-name="P3">Start DTools</text:p>
      <text:p text:style-name="P1"/>
      <text:p text:style-name="P1">Linux:</text:p>
      <text:p text:style-name="P1"/>
      <text:p text:style-name="P1">Before starting make sure that all .sh files have executable permissions:</text:p>
      <text:p text:style-name="P1"/>
      <text:p text:style-name="P1">$ chmod a+x *.sh</text:p>
      <text:p text:style-name="P1"/>
      <text:p text:style-name="P1">Start DTools server:</text:p>
      <text:p text:style-name="P1"/>
      <text:p text:style-name="P1">$ ./start.sh</text:p>
      <text:p text:style-name="P1"/>
      <text:p text:style-name="P1"/>
      <text:p text:style-name="P1">Windows:</text:p>
      <text:p text:style-name="P1"/>
      <text:p text:style-name="P1">Double click start.bat.</text:p>
      <text:p text:style-name="P3"/>
      <text:p text:style-name="P1"/>
      <text:p text:style-name="P1">Open web browser and point to url:</text:p>
      <text:p text:style-name="P1"/>
      <text:p text:style-name="Standard"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p text:style-name="P1"><text:soft-page-break/></text:p>
      <text:p text:style-name="P3">Stop</text:p>
      <text:p text:style-name="P1"/>
      <text:p text:style-name="P1">Linux:</text:p>
      <text:p text:style-name="P1"/>
      <text:p text:style-name="P1">$ ./stop.sh</text:p>
      <text:p text:style-name="P1"/>
      <text:p text:style-name="P1">Windows:</text:p>
      <text:p text:style-name="P1"/>
      <text:p text:style-name="P1">Double click stop.bat</text:p>
      <text:p text:style-name="P1"/>
      <text:p text:style-name="P1"/>
      <text:p text:style-name="P1"/>
      <text:p text:style-name="P3">Upgrade</text:p>
      <text:p text:style-name="P1"/>
      <text:p text:style-name="P1">Server must be stopped before running upgrade.</text:p>
      <text:p text:style-name="P1"/>
      <text:p text:style-name="P1">Linux:</text:p>
      <text:p text:style-name="P1"/>
      <text:p text:style-name="P1">$ ./update.sh</text:p>
      <text:p text:style-name="P1"/>
      <text:p text:style-name="P1">Windows:</text:p>
      <text:p text:style-name="P1"/>
      <text:p text:style-name="P1">Double click on update.bat.</text:p>
      <text:p text:style-name="P1"/>
      <text:p text:style-name="P1"/>
      <text:p text:style-name="P1">If running update script from command line, the following arguments could be used:</text:p>
      <text:p text:style-name="P1"/>
      <text:p text:style-name="P4">-h<text:tab/>show help</text:p>
      <text:p text:style-name="P4">-c<text:tab/>check for last version on the server</text:p>
      <text:p text:style-name="P4">-m<text:tab/>md5 checksum of DTools.war</text:p>
      <text:p text:style-name="P4">-d<text:tab/>turn on debug mode</text:p>
      <text:p text:style-name="P4">-r x.y.z<text:tab/>restore selected version from repository</text:p>
      <text:p text:style-name="P4">-s<text:tab/>show repository</text:p>
      <text:p text:style-name="P1"/>
      <text:p text:style-name="P1"/>
      <text:p text:style-name="P1"/>
      <text:p text:style-name="P3">Manual upgrade</text:p>
      <text:p text:style-name="P1"/>
      <text:p text:style-name="P1">Download new version of DTools.</text:p>
      <text:p text:style-name="P1">Copy config directory from old version to new version to preserve existing configuration and license.</text:p>
      <text:p text:style-name="P1">Optionally copy also temp and data directori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ing DTools</text:p>
      <text:p text:style-name="P1"/>
      <text:p text:style-name="P1"/>
      <text:p text:style-name="P1">DTools provides the following features:</text:p>
      <text:list xml:id="list6501233672741339973" text:style-name="L1">
        <text:list-item>
          <text:p text:style-name="P16">Home: show favorite servers, SSH and FTP clients and saved SSH sessions</text:p>
        </text:list-item>
        <text:list-item>
          <text:p text:style-name="P16">Network: add new server and view configured servers; ICMP ping</text:p>
        </text:list-item>
        <text:list-item>
          <text:p text:style-name="P16">SSH: create SSH clients and save common commands</text:p>
        </text:list-item>
        <text:list-item>
          <text:p text:style-name="P16">FTP: create FTP clients and configure common files to download/upolad</text:p>
        </text:list-item>
        <text:list-item>
          <text:p text:style-name="P16">SNMP client: GET commands</text:p>
        </text:list-item>
        <text:list-item>
          <text:p text:style-name="P16">SNMP agent: send SNMP traps</text:p>
        </text:list-item>
        <text:list-item>
          <text:p text:style-name="P16">Trap Receiver: receive SNMP traps</text:p>
        </text:list-item>
        <text:list-item>
          <text:p text:style-name="P16">Todo list: create custom todo notes with deadlines</text:p>
        </text:list-item>
        <text:list-item>
          <text:p text:style-name="P16">Notes: create simple notes</text:p>
        </text:list-item>
      </text:list>
      <text:p text:style-name="P1"/>
      <text:p text:style-name="P1"/>
      <text:p text:style-name="P1"/>
      <text:p text:style-name="P1"/>
      <text:p text:style-name="P1"/>
      <text:p text:style-name="P3">Javascript Trap API</text:p>
      <text:p text:style-name="P1"/>
      <text:p text:style-name="P1">In dtools.properties set the rules file:</text:p>
      <text:p text:style-name="P6"><text:span text:style-name="T2">snmp.rules.file=</text:span><text:span text:style-name="T7">config</text:span><text:span text:style-name="T6">/trap-rules.js</text:span></text:p>
      <text:p text:style-name="P1"/>
      <text:p text:style-name="P1">The rules file must comply with JavaScript syntax and must contain a function <text:span text:style-name="T3">processTrap(trap)</text:span><text:span text:style-name="T4"> which processes the trap data. The function is called on every received trap. The function must return an object trap.</text:span></text:p>
      <text:p text:style-name="P1"/>
      <text:p text:style-name="P1">Input argument is trap object, which has the following methods:</text:p>
      <text:p text:style-name="P1"/>
      <text:p text:style-name="P7"><text:span text:style-name="T8">int</text:span><text:span text:style-name="T2"> no</text:span></text:p>
      <text:p text:style-name="P1">Sequence number of trap.</text:p>
      <text:p text:style-name="P1"/>
      <text:p text:style-name="P11">String uid</text:p>
      <text:p text:style-name="P1">Unique ID of trap.</text:p>
      <text:p text:style-name="P1"/>
      <text:p text:style-name="P11">String trapReceiverName</text:p>
      <text:p text:style-name="P1">Get name of SNMP manager that received the trap.</text:p>
      <text:p text:style-name="P1"/>
      <text:p text:style-name="P11">String peerAddress</text:p>
      <text:p text:style-name="P1">Get sender address (format: IP/port)</text:p>
      <text:p text:style-name="P1"/>
      <text:p text:style-name="P11">String peerIp</text:p>
      <text:p text:style-name="P1">Get sender IP address</text:p>
      <text:p text:style-name="P1"/>
      <text:p text:style-name="P11">String peerHostname</text:p>
      <text:p text:style-name="P1">Get resolved hostname of sender. If hostname cannot be resolved, IP address is returned.</text:p>
      <text:p text:style-name="P1"/>
      <text:p text:style-name="P11">String nodeName</text:p>
      <text:p text:style-name="P1">Get name of node that sent the trap .</text:p>
      <text:p text:style-name="P1"/>
      <text:p text:style-name="P11">String trapName</text:p>
      <text:p text:style-name="P1"><text:soft-page-break/>Name of trap (as defined in MIB). It could be any custom set name.</text:p>
      <text:p text:style-name="P1"/>
      <text:p text:style-name="P7"><text:span text:style-name="T8">void</text:span><text:span text:style-name="T2"> setTrapName(String trapName)</text:span></text:p>
      <text:p text:style-name="P1">Set custom name of trap (eg. linkDown).</text:p>
      <text:p text:style-name="P1"/>
      <text:p text:style-name="P11">String getName()</text:p>
      <text:p text:style-name="P1">Get custom name of trap.</text:p>
      <text:p text:style-name="P1"/>
      <text:p text:style-name="P7"><text:span text:style-name="T8">void</text:span><text:span text:style-name="T2"> setName(String name)</text:span></text:p>
      <text:p text:style-name="P1">Set custom name of trap (eg. Link is down).</text:p>
      <text:p text:style-name="P1"/>
      <text:p text:style-name="P10"><text:span text:style-name="T10">int</text:span><text:span text:style-name="T5"> getSeverity()</text:span></text:p>
      <text:p text:style-name="P1">Get severity level.</text:p>
      <text:p text:style-name="P1"/>
      <text:p text:style-name="P7"><text:span text:style-name="T8">void</text:span><text:span text:style-name="T2"> setSeverity(</text:span><text:span text:style-name="T8">int</text:span><text:span text:style-name="T2"> severity)</text:span></text:p>
      <text:p text:style-name="P1">Set severity level of trap. Severity could be any integer, but the following values are already reserved for coloring of trap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Value</text:p>
          </table:table-cell>
          <table:table-cell table:style-name="Table1.A1" office:value-type="string">
            <text:p text:style-name="P15">Enumeration</text:p>
          </table:table-cell>
          <table:table-cell table:style-name="Table1.C1" office:value-type="string">
            <text:p text:style-name="P15">Color</text:p>
          </table:table-cell>
        </table:table-row>
        <table:table-row>
          <table:table-cell table:style-name="Table1.A2" office:value-type="float" office:value="0">
            <text:p text:style-name="P14">0</text:p>
          </table:table-cell>
          <table:table-cell table:style-name="Table1.B2" office:value-type="string">
            <text:p text:style-name="P14">Undefined</text:p>
          </table:table-cell>
          <table:table-cell table:style-name="Table1.C2" office:value-type="string">
            <text:p text:style-name="P14">No color</text:p>
          </table:table-cell>
        </table:table-row>
        <table:table-row>
          <table:table-cell table:style-name="Table1.A2" office:value-type="float" office:value="1">
            <text:p text:style-name="P14">1</text:p>
          </table:table-cell>
          <table:table-cell table:style-name="Table1.B2" office:value-type="string">
            <text:p text:style-name="P14">Critical</text:p>
          </table:table-cell>
          <table:table-cell table:style-name="Table1.C2" office:value-type="string">
            <text:p text:style-name="P14">Red</text:p>
          </table:table-cell>
        </table:table-row>
        <table:table-row>
          <table:table-cell table:style-name="Table1.A2" office:value-type="float" office:value="2">
            <text:p text:style-name="P14">2</text:p>
          </table:table-cell>
          <table:table-cell table:style-name="Table1.B2" office:value-type="string">
            <text:p text:style-name="P14">Major</text:p>
          </table:table-cell>
          <table:table-cell table:style-name="Table1.C2" office:value-type="string">
            <text:p text:style-name="P14">Orange</text:p>
          </table:table-cell>
        </table:table-row>
        <table:table-row>
          <table:table-cell table:style-name="Table1.A2" office:value-type="float" office:value="3">
            <text:p text:style-name="P14">3</text:p>
          </table:table-cell>
          <table:table-cell table:style-name="Table1.B2" office:value-type="string">
            <text:p text:style-name="P14">Minor</text:p>
          </table:table-cell>
          <table:table-cell table:style-name="Table1.C2" office:value-type="string">
            <text:p text:style-name="P14">Soft orange</text:p>
          </table:table-cell>
        </table:table-row>
        <table:table-row>
          <table:table-cell table:style-name="Table1.A2" office:value-type="float" office:value="4">
            <text:p text:style-name="P14">4</text:p>
          </table:table-cell>
          <table:table-cell table:style-name="Table1.B2" office:value-type="string">
            <text:p text:style-name="P14">Warning</text:p>
          </table:table-cell>
          <table:table-cell table:style-name="Table1.C2" office:value-type="string">
            <text:p text:style-name="P14">Yellow</text:p>
          </table:table-cell>
        </table:table-row>
        <table:table-row>
          <table:table-cell table:style-name="Table1.A2" office:value-type="float" office:value="5">
            <text:p text:style-name="P14">5</text:p>
          </table:table-cell>
          <table:table-cell table:style-name="Table1.B2" office:value-type="string">
            <text:p text:style-name="P14">Clear</text:p>
          </table:table-cell>
          <table:table-cell table:style-name="Table1.C2" office:value-type="string">
            <text:p text:style-name="P14">Green</text:p>
          </table:table-cell>
        </table:table-row>
        <table:table-row>
          <table:table-cell table:style-name="Table1.A2" office:value-type="float" office:value="6">
            <text:p text:style-name="P14">6</text:p>
          </table:table-cell>
          <table:table-cell table:style-name="Table1.B2" office:value-type="string">
            <text:p text:style-name="P14">Informational</text:p>
          </table:table-cell>
          <table:table-cell table:style-name="Table1.C2" office:value-type="string">
            <text:p text:style-name="P14">Blue</text:p>
          </table:table-cell>
        </table:table-row>
      </table:table>
      <text:p text:style-name="P1">Remark: values comply with ITU-X.733</text:p>
      <text:p text:style-name="P1"/>
      <text:p text:style-name="P11">String getSourceInfo()</text:p>
      <text:p text:style-name="P1">Get source information of trap.</text:p>
      <text:p text:style-name="P1"/>
      <text:p text:style-name="P7"><text:span text:style-name="T8">void</text:span><text:span text:style-name="T2"> setSourceInfo(String sourceInfo)</text:span></text:p>
      <text:p text:style-name="P1">Set source information. Data can be composed of several varbinds.</text:p>
      <text:p text:style-name="P1"/>
      <text:p text:style-name="P7"><text:span text:style-name="T8">long</text:span><text:span text:style-name="T2"> getTimestamp()</text:span></text:p>
      <text:p text:style-name="P1">Get time of trap reception in milliseconds.</text:p>
      <text:p text:style-name="P1"/>
      <text:p text:style-name="P7"><text:span text:style-name="T8">void</text:span><text:span text:style-name="T2"> setTimestamp(</text:span><text:span text:style-name="T8">long</text:span><text:span text:style-name="T2"> timestamp)</text:span></text:p>
      <text:p text:style-name="P1">Set time of trap reception in milliseconds.</text:p>
      <text:p text:style-name="P1"/>
      <text:p text:style-name="P11">String getDate()</text:p>
      <text:p text:style-name="P1">Get human readable representation of timestamp in format yyyy/MM/dd H:mm:ss</text:p>
      <text:p text:style-name="P1"/>
      <text:p text:style-name="P11">String getGroup()</text:p>
      <text:p text:style-name="P1">Get custom trap group.</text:p>
      <text:p text:style-name="P1"/>
      <text:p text:style-name="P7"><text:span text:style-name="T8">void</text:span><text:span text:style-name="T2"> setGroup(String group)</text:span></text:p>
      <text:p text:style-name="P1">Set custom trap group (eg. Network, Equipment, Power supply...).</text:p>
      <text:p text:style-name="P1"><text:soft-page-break/></text:p>
      <text:p text:style-name="P11">String getLocation()</text:p>
      <text:p text:style-name="P1">Get node location.</text:p>
      <text:p text:style-name="P1"/>
      <text:p text:style-name="P7"><text:span text:style-name="T8">void</text:span><text:span text:style-name="T2"> setLocation(String location)</text:span></text:p>
      <text:p text:style-name="P1">Set custom node location.</text:p>
      <text:p text:style-name="P1"/>
      <text:p text:style-name="P7"><text:span text:style-name="T8">boolean</text:span><text:span text:style-name="T2"> isV1()</text:span></text:p>
      <text:p text:style-name="P1">Return true if trap is version 1.</text:p>
      <text:p text:style-name="P1"/>
      <text:p text:style-name="P7"><text:span text:style-name="T8">boolean</text:span><text:span text:style-name="T2"> isV2C()</text:span></text:p>
      <text:p text:style-name="P1">Return true if trap is version v2c.</text:p>
      <text:p text:style-name="P1"/>
      <text:p text:style-name="P11">String getVersion()</text:p>
      <text:p text:style-name="P1">Return version of trap (either v1 or v2c)</text:p>
      <text:p text:style-name="P1"/>
      <text:p text:style-name="P11">String getExtDat1()</text:p>
      <text:p text:style-name="P1">Get custom extended data. Nine such parameters exist (1-9).</text:p>
      <text:p text:style-name="P1"/>
      <text:p text:style-name="P8"><text:span text:style-name="T8">void</text:span><text:span text:style-name="T2"> </text:span><text:span text:style-name="T2">setExtDat1</text:span><text:span text:style-name="T2">(String extDat1)</text:span></text:p>
      <text:p text:style-name="P1">Set custom extended data. Nine such parameters exist (1-9).</text:p>
      <text:p text:style-name="P5"/>
      <text:p text:style-name="P11">String getCustomText()</text:p>
      <text:p text:style-name="P1">Get custom text (comment, additional information...).</text:p>
      <text:p text:style-name="P1"/>
      <text:p text:style-name="P7"><text:span text:style-name="T8">void</text:span><text:span text:style-name="T2"> setCustomText(String customText)</text:span></text:p>
      <text:p text:style-name="P1">Set custom text (comment, additional information...).</text:p>
      <text:p text:style-name="P1"/>
      <text:p text:style-name="P1"/>
      <text:p text:style-name="P1"/>
      <text:p text:style-name="P1"/>
      <text:p text:style-name="P3">Rule examples:</text:p>
      <text:p text:style-name="P1"/>
      <text:p text:style-name="P1">Set node name and location based on IP address and set custom text:</text:p>
      <text:p text:style-name="P1"/>
      <text:p text:style-name="P9"><text:span text:style-name="T9">function</text:span><text:span text:style-name="T2"> processTrap(trap) {</text:span></text:p>
      <text:p text:style-name="P12"><text:span text:style-name="T2"><text:s text:c="4"/></text:span><text:span text:style-name="T9">if</text:span><text:span text:style-name="T2"> (trap.getPeerIp() == </text:span><text:span text:style-name="T6">"192.168.1.110"</text:span><text:span text:style-name="T2">) {</text:span></text:p>
      <text:p text:style-name="P12"><text:span text:style-name="T2"><text:s text:c="4"/><text:tab/>trap.setNodeName(</text:span><text:span text:style-name="T6">"centos6"</text:span><text:span text:style-name="T2">);</text:span></text:p>
      <text:p text:style-name="P12"><text:span text:style-name="T2"><text:s text:c="4"/><text:tab/>trap.setLocation(</text:span><text:span text:style-name="T6">"Private network"</text:span><text:span text:style-name="T2">);</text:span></text:p>
      <text:p text:style-name="P12"><text:span text:style-name="T2"><text:s text:c="4"/>} </text:span><text:span text:style-name="T9">else</text:span><text:span text:style-name="T2"> {</text:span></text:p>
      <text:p text:style-name="P12"><text:span text:style-name="T2"><text:s text:c="4"/><text:tab/>trap.setNodeName(</text:span><text:span text:style-name="T6">"Unknown node"</text:span><text:span text:style-name="T2">);</text:span></text:p>
      <text:p text:style-name="P12"><text:span text:style-name="T2"><text:s text:c="4"/><text:tab/>trap.setLocation(</text:span><text:span text:style-name="T6">"New York"</text:span><text:span text:style-name="T2">);</text:span></text:p>
      <text:p text:style-name="P13"><text:s text:c="4"/>}</text:p>
      <text:p text:style-name="P13"><text:s text:c="4"/>trap.setCustomText(<text:span text:style-name="T6">"This trap was received at "</text:span> + trap.getDate);</text:p>
      <text:p text:style-name="P12"><text:span text:style-name="T2"><text:s text:c="4"/></text:span><text:span text:style-name="T9">return</text:span><text:span text:style-name="T2"> trap;</text:span></text:p>
      <text:p text:style-name="P13">}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oubleshooting</text:p>
      <text:p text:style-name="P1"/>
      <text:p text:style-name="P1">starting Dtools on Windows</text:p>
      <text:p text:style-name="P1"/>
      <text:p text:style-name="P1">When trying to start Dtools by double clicking on start.bat file I get an error message:</text:p>
      <text:p text:style-name="P1">JAVA_HOME or JRE_HOME is not set</text:p>
      <text:p text:style-name="P1"/>
      <text:p text:style-name="P1">This error message means that path to JRE (or JDK) is not set.</text:p>
      <text:p text:style-name="P1">Solution 1: Add path to JAVA_HOME in Environment variables</text:p>
      <text:p text:style-name="P1">Solution 2: open start.bar with text editor and uncomment lines where JAVA_HOME and JRE_HOME are set (remove 'rem' at the beginning of the lines). Make sure that JAVA_HOME and JRE_HOME point to correct directories where jre or jdk is installed. Usually C:\\Program Files\Java\jre..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09-04T21:39:39</dc:date>
    <dc:creator>Matjaž Cerkvenik</dc:creator>
    <meta:editing-duration>PT4H10M13S</meta:editing-duration>
    <meta:editing-cycles>17</meta:editing-cycles>
    <meta:generator>OpenOffice/4.1.1$Unix OpenOffice.org_project/411m6$Build-9775</meta:generator>
    <meta:document-statistic meta:table-count="1" meta:image-count="0" meta:object-count="0" meta:page-count="6" meta:paragraph-count="164" meta:word-count="769" meta:character-count="5051"/>
  </office:meta>
</office:document-meta>
</file>